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Nom</text:p>
          </table:table-cell>
          <table:table-cell table:style-name="ce0" office:value-type="string">
            <text:p>Résumé</text:p>
          </table:table-cell>
          <table:table-cell table:style-name="ce0" office:value-type="string">
            <text:p>Date</text:p>
          </table:table-cell>
          <table:table-cell table:style-name="ce0" office:value-type="string">
            <text:p>Saison</text:p>
          </table:table-cell>
          <table:table-cell table:style-name="ce0" office:value-type="string">
            <text:p>Affiche</text:p>
          </table:table-cell>
          <table:table-cell table:style-name="ce0" office:value-type="string">
            <text:p>URL Bande Annonce</text:p>
          </table:table-cell>
          <table:table-cell table:number-columns-repeated="1018"/>
        </table:table-row>
        <table:table-row>
          <table:table-cell table:style-name="ce0" office:value-type="string">
            <text:p>Wandavision</text:p>
          </table:table-cell>
          <table:table-cell table:style-name="ce0" office:value-type="string">
            <text:p>Trois semaines après la fin des évènements liés à Thanos, Wanda Maximoff est dévastée par la mort de son compagnon, le synthézoïde Vision. Elle se rend alors dans la petite ville de Westview dans le New Jersey, où Vision et elle avaient l'intention de s'installer, et y crée un univers fictif dans lequel elle contrôle l'esprit de tous les habitants. Elle y développe un univers de sitcom dont chaque épisode avance d'une décennie à partir des années 1950, et y fait revivre Vision, avec qui elle a des jumeaux, Tommy et Billy.Vision commence à soupçonner que leur vie n'est pas aussi normale qu'elle en a l'air. Il y a également la « voisine encombrante » Agnès, qui va tirer des ficelles de différents scénarios des sitcoms de Wanda dans un but bien précis, se révélant être la sorcière Agatha Harkness. À l'extérieur du champ de force qui entoure Westview — de forme hexagonale (le « Hex ») —, le directeur du S.W.O.R.D. Tyler Hayward, et le FBI s'activent pour tenter de percer le mystère, avec l'aide de Monica Rambeau, de l'astrophysicienne Darcy Lewis, et de l'agent du FBI Jimmy Woo.</text:p>
          </table:table-cell>
          <table:table-cell table:style-name="ce0" office:value-type="float" office:value="44211">
            <text:p>44211</text:p>
          </table:table-cell>
          <table:table-cell table:style-name="ce0" office:value-type="float" office:value="1">
            <text:p>1</text:p>
          </table:table-cell>
          <table:table-cell table:style-name="ce0" office:value-type="string">
            <text:p>affiche wandavision.jpg</text:p>
          </table:table-cell>
          <table:table-cell table:style-name="ce0" office:value-type="string">
            <text:p>https://youtu.be/bQCvUqWqivY</text:p>
          </table:table-cell>
          <table:table-cell table:number-columns-repeated="1018"/>
        </table:table-row>
        <table:table-row>
          <table:table-cell table:style-name="ce0" office:value-type="string">
            <text:p>Loki</text:p>
          </table:table-cell>
          <table:table-cell table:style-name="ce0" office:value-type="string">
            <text:p>Alors que Loki a été tué par Thanos dans Avengers : Infinity War, l'histoire prend place plus tôt, en 2012, dans une réalité alternative créée par le Casse temporel des Avengers après que le Loki de 2012 se fut échappé avec le Tesseract. Après son évasion, il est emmené auprès du Tribunal des Variations Anachroniques (ou TVA, Time Variance Authority en VO), un organisme qui agit pour arrêter toute personne qui tenterait d'altérer le passé ou le futur et qui protège l'« éternel flux temporel ». L'agent du TVA, M. Mobius lui demande, pour le meilleur et pour le pire, sa collaboration afin de retrouver une version alternative de lui-même qui crée le chaos à des époques variées du temps dans une lutte sans merci contre le TVA. Celle-ci s'avère être Sylvie, ou Lady Loki, son variant féminin. Tous deux s'allieront et partiront à la recherche du créateur du TVA.</text:p>
          </table:table-cell>
          <table:table-cell table:style-name="ce0" office:value-type="float" office:value="44356">
            <text:p>44356</text:p>
          </table:table-cell>
          <table:table-cell table:style-name="ce0" office:value-type="float" office:value="1">
            <text:p>1</text:p>
          </table:table-cell>
          <table:table-cell table:style-name="ce0" office:value-type="string">
            <text:p>affiche loki.jpg</text:p>
          </table:table-cell>
          <table:table-cell table:style-name="ce0" office:value-type="string">
            <text:p>https://youtu.be/iYpS70gCsvw</text:p>
          </table:table-cell>
          <table:table-cell table:number-columns-repeated="1018"/>
        </table:table-row>
        <table:table-row>
          <table:table-cell table:style-name="ce0" office:value-type="string">
            <text:p>Falcon et le Soldat de l'hiver</text:p>
          </table:table-cell>
          <table:table-cell table:style-name="ce0" office:value-type="string">
            <text:p>Six mois après la fin des évènements liés à Thanos, Bucky Barnes fait équipe avec Sam Wilson, qui possédait le bouclier de Captain America avant de le remettre au gouvernement. Les deux hommes vont se lancer dans une aventure planétaire et vont devoir faire face aux Flag-Smashers, un groupe terroriste possédant des capacités physiques hors du commun, cherchant à faire revenir le monde à son état pendant l'Éclipse, et dirigé par Karli Morgenthau. Ils ont obtenu leurs capacités en volant le sérum des super-soldats à Power Broker, le dirigeant de l'île criminelle de Madripoor. Ils sont également confrontés à John Walker, un ancien militaire choisi par le gouvernement et le Conseil Mondial de Rapatriement (l'organisme international créé pour gérer les conséquences du retour des personnes disparues durant l'Éclipse) pour être le nouveau Captain America et qui a donc récupéré le bouclier. Afin de faire face aux Flag-Smashers, Sam et Bucky vont faire évader leur vieil ennemi Helmut Zemo de prison afin de conclure une alliance avec lui et tous les trois vont faire cavale ensemble. Ils vont aussi croiser la route de Sharon Carter qui, après les événements de Captain America : Civil War, est devenue une ennemie d'État et s'est justement réfugiée à Madripoor, où elle fait maintenant du trafic d’œuvres d'art. De nombreuses péripéties aboutissent à la transformation de John Walker en U.S. Agent et de Sam Wilson en Captain America. </text:p>
          </table:table-cell>
          <table:table-cell table:style-name="ce0" office:value-type="float" office:value="44274">
            <text:p>44274</text:p>
          </table:table-cell>
          <table:table-cell table:style-name="ce0" office:value-type="float" office:value="1">
            <text:p>1</text:p>
          </table:table-cell>
          <table:table-cell table:style-name="ce0" office:value-type="string">
            <text:p>affiche falcon et le soldat de l'hiver.jpg</text:p>
          </table:table-cell>
          <table:table-cell table:style-name="ce0" office:value-type="string">
            <text:p>https://youtu.be/X_mSpyPVVzk</text:p>
          </table:table-cell>
          <table:table-cell table:number-columns-repeated="1018"/>
        </table:table-row>
        <table:table-row>
          <table:table-cell table:style-name="ce0" office:value-type="string">
            <text:p>Hawkeye</text:p>
          </table:table-cell>
          <table:table-cell table:style-name="ce0" office:value-type="string">
            <text:p>Ayant pris sa retraite des Avengers après leur victoire finale sur Thanos, Clint Barton, alias Hawkeye, s'apprête à passer Noël avec sa famille ; mais tous ses plans se retrouvent bouleversés quand Kate Bishop, jeune archère et justicière néophyte, entre en possession de son ancien costume de Ronin et se retrouve avec tous les ennemis de l'ex-Avenger sur le dos, notamment le « gang des survêts » dirigé par Maya Lopez / Echo, qui est elle-même aux ordres de Wilson Fisk / le Caïd et qui cherche à venger la mort de son père des mains de Ronin, mais aussi la Veuve noire Yelena Belova que la comtesse Valentina de Fontaine a lancé aux trousses de Barton, en lui indiquant faussement qu'il était le responsable de la mort de Natasha Romanoff.</text:p>
          </table:table-cell>
          <table:table-cell table:style-name="ce0" office:value-type="float" office:value="44524">
            <text:p>44524</text:p>
          </table:table-cell>
          <table:table-cell table:style-name="ce0" office:value-type="float" office:value="1">
            <text:p>1</text:p>
          </table:table-cell>
          <table:table-cell table:style-name="ce0" office:value-type="string">
            <text:p>affiche hawkeye.jpg</text:p>
          </table:table-cell>
          <table:table-cell table:style-name="ce0" office:value-type="string">
            <text:p>https://youtu.be/P-6jVdKj_dk</text:p>
          </table:table-cell>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2-03-18T11:51:49+01:00</meta:creation-date>
    <dc:date>2022-03-18T11:51:49+01:00</dc:date>
    <dc:title>Untitled Spreadsheet</dc:title>
    <dc:description/>
    <dc:subject/>
    <meta:keyword/>
    <meta:user-defined meta:name="Company">Microsoft Corporation</meta:user-defined>
    <meta:user-defined meta:name="category"/>
  </office:meta>
</office:document-meta>
</file>